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ad918" officeooo:paragraph-rsid="000ad918"/>
    </style:style>
    <style:style style:name="P2" style:family="paragraph" style:parent-style-name="Text_20_body">
      <style:paragraph-properties fo:text-align="center" style:justify-single-word="false"/>
      <style:text-properties officeooo:rsid="000ad918" officeooo:paragraph-rsid="000bd150"/>
    </style:style>
    <style:style style:name="T1" style:family="text">
      <style:text-properties officeooo:rsid="000ad918"/>
    </style:style>
    <style:style style:name="T2" style:family="text">
      <style:text-properties officeooo:rsid="000bd1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Request f<text:span text:style-name="T1">o</text:span>r Proposal</text:p>
      <text:p text:style-name="Title">Detection and Quantification of Coconut Rhinoceros Beetle Damage in Roadside Video Surveys</text:p>
      <text:p text:style-name="Text_20_body"/>
      <text:p text:style-name="P2">Aubrey Moore, PhD | aubreymoore@guam.net | cell 1-671-686-5664 <text:span text:style-name="T2">| UTC + 10h</text:span></text:p>
      <text:p text:style-name="P1">Entomologist, University of Gua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5:50:47.294189589</meta:creation-date>
    <dc:date>2020-06-01T19:30:26.404307006</dc:date>
    <meta:editing-duration>PT3H29M29S</meta:editing-duration>
    <meta:editing-cycles>1</meta:editing-cycles>
    <meta:document-statistic meta:table-count="0" meta:image-count="0" meta:object-count="0" meta:page-count="1" meta:paragraph-count="4" meta:word-count="31" meta:character-count="216" meta:non-whitespace-character-count="189"/>
    <meta:generator>LibreOffice/5.1.6.2$Linux_X86_64 LibreOffice_project/10m0$Build-2</meta:generator>
  </office:meta>
</office:document-meta>
</file>